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8dbb" officeooo:paragraph-rsid="0021613c"/>
    </style:style>
    <style:style style:name="P2" style:family="paragraph" style:parent-style-name="Standard">
      <style:text-properties officeooo:rsid="001e1762" officeooo:paragraph-rsid="0021613c"/>
    </style:style>
    <style:style style:name="P3" style:family="paragraph" style:parent-style-name="Standard">
      <style:text-properties officeooo:rsid="00115ef6" officeooo:paragraph-rsid="0021613c"/>
    </style:style>
    <style:style style:name="P4" style:family="paragraph" style:parent-style-name="Standard">
      <style:text-properties officeooo:rsid="00024706" officeooo:paragraph-rsid="0021613c"/>
    </style:style>
    <style:style style:name="P5" style:family="paragraph" style:parent-style-name="Standard">
      <style:text-properties officeooo:rsid="0014232e" officeooo:paragraph-rsid="0021613c"/>
    </style:style>
    <style:style style:name="P6" style:family="paragraph" style:parent-style-name="Standard">
      <style:text-properties officeooo:rsid="0021613c" officeooo:paragraph-rsid="0021613c"/>
    </style:style>
    <style:style style:name="P7" style:family="paragraph" style:parent-style-name="Standard">
      <style:text-properties officeooo:rsid="00217c66" officeooo:paragraph-rsid="00217c66"/>
    </style:style>
    <style:style style:name="P8" style:family="paragraph" style:parent-style-name="Standard">
      <style:text-properties officeooo:rsid="00217c66" officeooo:paragraph-rsid="0023578e"/>
    </style:style>
    <style:style style:name="P9" style:family="paragraph" style:parent-style-name="Standard">
      <style:text-properties officeooo:rsid="00217c66" officeooo:paragraph-rsid="0029b0b2"/>
    </style:style>
    <style:style style:name="P10" style:family="paragraph" style:parent-style-name="Standard">
      <style:text-properties officeooo:rsid="00217c66" officeooo:paragraph-rsid="0027c85f"/>
    </style:style>
    <style:style style:name="P11" style:family="paragraph" style:parent-style-name="Standard">
      <style:text-properties officeooo:paragraph-rsid="00217c66"/>
    </style:style>
    <style:style style:name="P12" style:family="paragraph" style:parent-style-name="Standard">
      <style:text-properties officeooo:rsid="0022fc65" officeooo:paragraph-rsid="0022fc65"/>
    </style:style>
    <style:style style:name="P13" style:family="paragraph" style:parent-style-name="Standard">
      <style:text-properties officeooo:rsid="006213fa" officeooo:paragraph-rsid="0023578e"/>
    </style:style>
    <style:style style:name="P14" style:family="paragraph" style:parent-style-name="Standard">
      <style:text-properties officeooo:rsid="00607428" officeooo:paragraph-rsid="0023578e"/>
    </style:style>
    <style:style style:name="P15" style:family="paragraph" style:parent-style-name="Standard">
      <style:text-properties officeooo:rsid="00607428" officeooo:paragraph-rsid="002dbf40"/>
    </style:style>
    <style:style style:name="P16" style:family="paragraph" style:parent-style-name="Standard">
      <style:text-properties officeooo:rsid="00607428" officeooo:paragraph-rsid="002fa1e1"/>
    </style:style>
    <style:style style:name="P17" style:family="paragraph" style:parent-style-name="Standard">
      <style:text-properties officeooo:rsid="00635e1b" officeooo:paragraph-rsid="0023578e"/>
    </style:style>
    <style:style style:name="P18" style:family="paragraph" style:parent-style-name="Standard">
      <style:text-properties officeooo:rsid="0060f20e" officeooo:paragraph-rsid="0023578e"/>
    </style:style>
    <style:style style:name="P19" style:family="paragraph" style:parent-style-name="Standard">
      <style:text-properties officeooo:rsid="0060f20e" officeooo:paragraph-rsid="00251365"/>
    </style:style>
    <style:style style:name="P20" style:family="paragraph" style:parent-style-name="Standard">
      <style:text-properties officeooo:rsid="0060f20e" officeooo:paragraph-rsid="0027c85f"/>
    </style:style>
    <style:style style:name="P21" style:family="paragraph" style:parent-style-name="Standard">
      <style:text-properties officeooo:rsid="0060f20e" officeooo:paragraph-rsid="00334a2c"/>
    </style:style>
    <style:style style:name="P22" style:family="paragraph" style:parent-style-name="Standard">
      <style:text-properties officeooo:paragraph-rsid="0023578e"/>
    </style:style>
    <style:style style:name="P23"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17c66" officeooo:paragraph-rsid="00217c66" style:font-size-asian="10pt" style:font-style-asian="normal" style:font-weight-asian="normal" style:text-emphasize="none"/>
    </style:style>
    <style:style style:name="P24"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21613c" style:font-size-asian="10pt" style:font-style-asian="normal" style:font-weight-asian="normal" style:text-emphasize="none"/>
    </style:style>
    <style:style style:name="P25" style:family="paragraph" style:parent-style-name="Standard">
      <style:text-properties officeooo:rsid="002aed9c" officeooo:paragraph-rsid="002aed9c"/>
    </style:style>
    <style:style style:name="P26" style:family="paragraph" style:parent-style-name="Standard" style:master-page-name="">
      <loext:graphic-properties draw:fill="none"/>
      <style:paragraph-properties fo:margin-left="0.5618in" fo:margin-right="0in" fo:text-indent="0in" style:auto-text-indent="false" style:page-number="auto" fo:background-color="transparent"/>
      <style:text-properties officeooo:rsid="00217c66" officeooo:paragraph-rsid="00217c66"/>
    </style:style>
    <style:style style:name="P27" style:family="paragraph" style:parent-style-name="Standard">
      <style:text-properties officeooo:rsid="0060f20e" officeooo:paragraph-rsid="0034b60e"/>
    </style:style>
    <style:style style:name="P28" style:family="paragraph" style:parent-style-name="Standard">
      <style:text-properties officeooo:rsid="00217c66" officeooo:paragraph-rsid="00217c66"/>
    </style:style>
    <style:style style:name="P29" style:family="paragraph" style:parent-style-name="Standard">
      <style:text-properties officeooo:rsid="0034b60e" officeooo:paragraph-rsid="0034b60e"/>
    </style:style>
    <style:style style:name="T1" style:family="text">
      <style:text-properties officeooo:rsid="002024c1"/>
    </style:style>
    <style:style style:name="T2" style:family="text">
      <style:text-properties officeooo:rsid="0021613c"/>
    </style:style>
    <style:style style:name="T3"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 style:family="text">
      <style:text-properties officeooo:rsid="00217c66"/>
    </style:style>
    <style:style style:name="T5" style:family="text">
      <style:text-properties officeooo:rsid="0022fc65"/>
    </style:style>
    <style:style style:name="T6" style:family="text">
      <style:text-properties officeooo:rsid="0023578e"/>
    </style:style>
    <style:style style:name="T7" style:family="text">
      <style:text-properties officeooo:rsid="00251365"/>
    </style:style>
    <style:style style:name="T8" style:family="text">
      <style:text-properties officeooo:rsid="00261caa"/>
    </style:style>
    <style:style style:name="T9" style:family="text">
      <style:text-properties officeooo:rsid="0029b0b2"/>
    </style:style>
    <style:style style:name="T10" style:family="text">
      <style:text-properties officeooo:rsid="002aed9c"/>
    </style:style>
    <style:style style:name="T11" style:family="text">
      <style:text-properties officeooo:rsid="002dbf40"/>
    </style:style>
    <style:style style:name="T12" style:family="text">
      <style:text-properties officeooo:rsid="00334a2c"/>
    </style:style>
    <style:style style:name="T13" style:family="text">
      <style:text-properties officeooo:rsid="0035c3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2"><text:s/><text:span text:style-name="T1">ALARM RATIONALIZATION – ALARM LIST VIEWPORT</text:span></text:p>
      <text:p text:style-name="P1"/>
      <text:p text:style-name="P3">Level: <text:span text:style-name="T2">4</text:span></text:p>
      <text:p text:style-name="P4">Version: 0.1 (under initial construction)</text:p>
      <text:p text:style-name="P4"/>
      <text:p text:style-name="P5">INTRODUCTION</text:p>
      <text:p text:style-name="P5">This document defines <text:span text:style-name="T1">the XML messages used for internal messaging for an Alarm Rationalization (AR) PHA object.</text:span></text:p>
      <text:p text:style-name="P5"/>
      <text:p text:style-name="P6">REDRAW DATA</text:p>
      <text:p text:style-name="P11"><text:span text:style-name="T2">The datacore will create and send the following XML when issued with a request for full redraw data. This is generated by procedure </text:span><text:span text:style-name="T3">GetFullRedrawData() in class ARObjectInCore.</text:span></text:p>
      <text:p text:style-name="P23"/>
      <text:p text:style-name="P23">All alarm data will be sent, even for alarms that are currently filtered out, and for columns that are either scrolled off the screen or switched off because their attribute group is set to “not shown”. This is to enable the display model to quickly update when the filter or column selection changes, without having to poll back to datacore for fresh data.</text:p>
      <text:p text:style-name="P24"/>
      <text:p text:style-name="P24"/>
      <text:p text:style-name="P7">&lt;AlarmCount&gt;</text:p>
      <text:p text:style-name="P7"><text:tab/>&lt;Total [number of alarms in the list in total] /&gt;</text:p>
      <text:p text:style-name="P7"><text:tab/><text:span text:style-name="T9">[we don't send the number of filtered alarms, as filtering is done by the Viewport]</text:span></text:p>
      <text:p text:style-name="P7"><text:tab/><text:span text:style-name="T10">[we don't send the index of the first visible alarm, as this will be remembered by the Viewport itself]</text:span></text:p>
      <text:p text:style-name="P7"><text:tab/>&lt;/AlarmCount&gt;</text:p>
      <text:p text:style-name="P7"/>
      <text:p text:style-name="P29">[for each kind of category selectable by the user, provide all available options. <text:span text:style-name="T13">Options are provided in the order they should be shown to the user. </text:span>Example below is for severity categories]</text:p>
      <text:p text:style-name="P29">&lt;SeverityCategory [internal name]&gt; &lt;Name&gt; [human name as text] &lt;/Name&gt;</text:p>
      <text:p text:style-name="P29"><text:tab/>&lt;Description&gt; [human description as text] &lt;/Description&gt;</text:p>
      <text:p text:style-name="P29"><text:tab/>&lt;/SeverityCategory&gt;</text:p>
      <text:p text:style-name="P29">[repeat for: &lt;PriorityCategory&gt;, &lt;Classifications&gt;, &lt;ResponseTimesCategory&gt;]</text:p>
      <text:p text:style-name="P7"/>
      <text:p text:style-name="P25">[no need to send groups shown and columns displayable. Lines below retained “just in case”]</text:p>
      <text:p text:style-name="P7">&lt;GroupsShown&gt;</text:p>
      <text:p text:style-name="P7"><text:tab/>[Internal names of alarm parameter groups currently shown, e.g. Identity, Setpoint; separated by commas]</text:p>
      <text:p text:style-name="P7"><text:tab/>&lt;/GroupsShown&gt;</text:p>
      <text:p text:style-name="P7">&lt;ColumnsDisplayable&gt; [means: which columns are populated and either visible, or scrollable onto the screen]</text:p>
      <text:p text:style-name="P7"><text:tab/>[For each displayable column, from left to right:]</text:p>
      <text:p text:style-name="P7"><text:tab/>&lt;Column&gt; [column internal name]</text:p>
      <text:p text:style-name="P7"><text:tab/><text:tab/>&lt;Slot [index of column slot on screen currently occupied by this column, counting from zero] /&gt; (omitted if this column is not currently occupying a slot)</text:p>
      <text:p text:style-name="P7"><text:tab/><text:tab/><text:span text:style-name="T8">[for columns that have a text filter box:]</text:span></text:p>
      <text:p text:style-name="P7"><text:tab/><text:tab/>&lt;Filter&gt; [current <text:span text:style-name="T5">(or last) </text:span>filter criterion, <text:span text:style-name="T7">as shown in the filter widget</text:span>] &lt;/Filter&gt;</text:p>
      <text:p text:style-name="P26"><text:tab/><text:span text:style-name="T7">[for columns that have a CheckList or “Choice for bool” filter box (see “Filters” in spec “Alarm rationalization – alarm list Viewport”): all available options are provided in display order, with a “Selected” parameter indicating whether the option is currently selected:]</text:span></text:p>
      <text:p text:style-name="P7"><text:tab/><text:tab/><text:span text:style-name="T7">&lt;FilterOption Selected=[True|False]&gt; [text as displayed] /FilterOption&gt; [repeat for all options]</text:span></text:p>
      <text:p text:style-name="P7"><text:tab/>&lt;/Column&gt;</text:p>
      <text:p text:style-name="P12"><text:soft-page-break/></text:p>
      <text:p text:style-name="P12">[For each alarm in the alarm list, in order from top to bottom:]</text:p>
      <text:p text:style-name="P12">&lt;Alarm&gt;</text:p>
      <text:p text:style-name="P9"><text:tab/><text:span text:style-name="T6">&lt;AlarmTag&gt; [Alarm tag text] &lt;/AlarmTag&gt;</text:span></text:p>
      <text:p text:style-name="P7"><text:tab/><text:span text:style-name="T6">&lt;InstrTag&gt; [Text] &lt;/InstrTag&gt;</text:span></text:p>
      <text:p text:style-name="P8"><text:tab/><text:span text:style-name="T6">&lt;AlarmType&gt; [Text] &lt;/AlarmType&gt;</text:span></text:p>
      <text:p text:style-name="P8"><text:tab/><text:span text:style-name="T6">&lt;ProcessUnit&gt; [Text] &lt;/ProcessUnit&gt;</text:span></text:p>
      <text:p text:style-name="P8"><text:tab/><text:span text:style-name="T6">&lt;Comment&gt; [Text] &lt;/Comment&gt;</text:span></text:p>
      <text:p text:style-name="P13"><text:span text:style-name="T4"><text:tab/>&lt;</text:span>Status<text:span text:style-name="T6">&gt; [Text] &lt;/</text:span>Status<text:span text:style-name="T6">&gt;</text:span></text:p>
      <text:p text:style-name="P14"><text:span text:style-name="T4"><text:tab/>&lt;</text:span>Setpoint<text:span text:style-name="T6">&gt; [Value as text] &lt;/</text:span>Setpoint<text:span text:style-name="T6">&gt;</text:span></text:p>
      <text:p text:style-name="P14"><text:span text:style-name="T4"><text:tab/>&lt;</text:span>EngUnit<text:span text:style-name="T6">&gt; [Text] &lt;/</text:span>EngUnit<text:span text:style-name="T6">&gt;</text:span></text:p>
      <text:p text:style-name="P14"><text:span text:style-name="T4"><text:tab/>&lt;</text:span>IsDiscrete<text:span text:style-name="T6"> [bool as Text] /&gt;</text:span></text:p>
      <text:p text:style-name="P14"><text:tab/><text:span text:style-name="T6">[for each Cause:]</text:span></text:p>
      <text:p text:style-name="P14"><text:span text:style-name="T4"><text:tab/>&lt;</text:span>Cause<text:span text:style-name="T6">&gt; [Text] &lt;/</text:span>Cause<text:span text:style-name="T6">&gt;</text:span></text:p>
      <text:p text:style-name="P14"><text:tab/><text:span text:style-name="T6">[for each Consequence:]</text:span></text:p>
      <text:p text:style-name="P17"><text:span text:style-name="T4"><text:tab/>&lt;</text:span>Consequence<text:span text:style-name="T6">&gt; [Text] &lt;/</text:span>Consequence<text:span text:style-name="T6">&gt;</text:span></text:p>
      <text:p text:style-name="P14"><text:span text:style-name="T4"><text:tab/>&lt;</text:span>Confirmation<text:span text:style-name="T6">&gt; [Text] &lt;/</text:span>Confirmation<text:span text:style-name="T6">&gt;</text:span></text:p>
      <text:p text:style-name="P14"><text:tab/><text:span text:style-name="T6">[for each Operator Action:]</text:span></text:p>
      <text:p text:style-name="P14"><text:span text:style-name="T4"><text:tab/>&lt;</text:span>Operator<text:span text:style-name="T6">A</text:span>ction<text:span text:style-name="T6">&gt; [Text] &lt;/</text:span>Operator<text:span text:style-name="T6">A</text:span>ction<text:span text:style-name="T6">&gt;</text:span></text:p>
      <text:p text:style-name="P15"><text:span text:style-name="T4"><text:tab/>&lt;</text:span>ResponseTimeRequired<text:span text:style-name="T11">&gt;</text:span> <text:span text:style-name="T6">[Value as text] &lt;/</text:span>ResponseTimeRequired<text:span text:style-name="T6">&gt;</text:span></text:p>
      <text:p text:style-name="P15"><text:span text:style-name="T4"><text:tab/>&lt;</text:span>ResponseTime<text:span text:style-name="T11">Available&gt;</text:span> <text:span text:style-name="T6">[Value as text] &lt;/</text:span>ResponseTime<text:span text:style-name="T11">Available&gt;</text:span></text:p>
      <text:p text:style-name="P16"><text:tab/><text:span text:style-name="T6">[for each Cause:]</text:span></text:p>
      <text:p text:style-name="P16"><text:span text:style-name="T4"><text:tab/>&lt;</text:span>Severity <text:span text:style-name="T6">[category internal name] /&gt;</text:span></text:p>
      <text:p text:style-name="P14"><text:span text:style-name="T4"><text:tab/>&lt;</text:span>AutoPriority <text:span text:style-name="T6">[category internal name] /&gt;</text:span></text:p>
      <text:p text:style-name="P14"><text:span text:style-name="T4"><text:tab/>&lt;</text:span>UserPriority <text:span text:style-name="T6">[category internal name] /&gt;</text:span></text:p>
      <text:p text:style-name="P14"><text:span text:style-name="T4"><text:tab/>&lt;</text:span>OverridePriority <text:span text:style-name="T6">[bool as text] /&gt;</text:span></text:p>
      <text:p text:style-name="P14"><text:tab/><text:span text:style-name="T7">[for each classification the alarm belongs to:]</text:span></text:p>
      <text:p text:style-name="P18"><text:span text:style-name="T4"><text:tab/>&lt;</text:span>Classification <text:span text:style-name="T7">[classification internal name] /&gt;</text:span></text:p>
      <text:p text:style-name="P19"><text:span text:style-name="T4"><text:tab/>&lt;</text:span>OnDelay<text:span text:style-name="T6">&gt; [text, assumed unit = seconds] &lt;/</text:span>OnDelay<text:span text:style-name="T6">&gt;</text:span></text:p>
      <text:p text:style-name="P27"><text:span text:style-name="T4"><text:tab/>&lt;</text:span>OffDelay<text:span text:style-name="T4">&gt; [text, assumed unit = seconds] &lt;/</text:span>OffDelay<text:span text:style-name="T4">&gt;</text:span></text:p>
      <text:p text:style-name="P27"><text:span text:style-name="T4"><text:tab/>&lt;</text:span>PVAveraging<text:span text:style-name="T4">&gt; [text, assumed unit = seconds] &lt;/</text:span>PVAveraging<text:span text:style-name="T4">&gt;</text:span></text:p>
      <text:p text:style-name="P21"><text:span text:style-name="T4"><text:tab/>&lt;</text:span>Deadband<text:span text:style-name="T6">&gt; [text – value in units as selected by user] &lt;/</text:span>Deadban<text:span text:style-name="T12">d&gt;</text:span></text:p>
      <text:p text:style-name="P21"><text:span text:style-name="T4"><text:tab/>&lt;</text:span>DeadbandUnit<text:span text:style-name="T4">&gt; [unit internal name] &lt;/</text:span>DeadbandUnit<text:span text:style-name="T4">&gt;</text:span></text:p>
      <text:p text:style-name="P21"><text:span text:style-name="T4"><text:tab/>&lt;</text:span>Suppression<text:span text:style-name="T6">&gt; [text as displayed] &lt;/</text:span>Suppression<text:span text:style-name="T6">&gt; [TODO update this when we have defined how user will apply suppression]</text:span></text:p>
      <text:p text:style-name="P10"><text:tab/>&lt;Enabled [bool as Text] /&gt;</text:p>
      <text:p text:style-name="P20"><text:tab/><text:span text:style-name="T7">&lt;/Alarm&gt;</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7:13:16.977873553</meta:creation-date>
    <meta:generator>LibreOffice/5.4.2.2$MacOSX_X86_64 LibreOffice_project/22b09f6418e8c2d508a9eaf86b2399209b0990f4</meta:generator>
    <dc:date>2019-02-18T20:08:48.790946362</dc:date>
    <meta:editing-duration>P1DT15H32M26S</meta:editing-duration>
    <meta:editing-cycles>13</meta:editing-cycles>
    <meta:document-statistic meta:table-count="0" meta:image-count="0" meta:object-count="0" meta:page-count="2" meta:paragraph-count="67" meta:word-count="551" meta:character-count="3955" meta:non-whitespace-character-count="3414"/>
  </office:meta>
</office:document-meta>
</file>